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Preformatted_20_Text">
      <style:paragraph-properties fo:margin-top="0cm" fo:margin-bottom="0.499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text:bookmark text:name="tocPractica20"/>Practica 2: Operadores</text:h>
      <text:p text:style-name="Text_20_body"><text:bookmark text:name="tocPractica21"/><text:line-break/>En la lección anterior indicamos que los operadores nos permitían utilizar operadores típicos como +,-,*,/,++. En esta lección vamos a estudiar a fondo su uso. Partiremos de la clase Float, que hicimos en el tema anterior.</text:p>
      <text:h text:style-name="Heading_20_2" text:outline-level="2" text:is-list-header="true"><text:bookmark text:name="tocPractica22"/><text:span text:style-name="Strong_20_Emphasis">1. Operadores aritméticos</text:span></text:h>
      <text:p text:style-name="Text_20_body"><text:line-break/>Los operadores aritméticos no modifican el objeto actual. Lo que hacen es que devuelven uno que es el resultado de la operación a realizar. Veamos un ejemplo. En float.h</text:p>
      <text:p text:style-name="Preformatted_20_Text">/**Addition operator</text:p>
      <text:p text:style-name="Preformatted_20_Text">*/</text:p>
      <text:p text:style-name="P1">Float <text:s/>operator+(const Float &amp; <text:s/>F);</text:p>
      <text:p text:style-name="Text_20_body">En float.cpp</text:p>
      <text:p text:style-name="Preformatted_20_Text">Float Float::operator+(const Float &amp; F)</text:p>
      <text:p text:style-name="Preformatted_20_Text">{</text:p>
      <text:p text:style-name="Preformatted_20_Text">Float aux;</text:p>
      <text:p text:style-name="Preformatted_20_Text">aux._fvalue=_fvalue+F._fvalue;</text:p>
      <text:p text:style-name="Preformatted_20_Text">return aux;</text:p>
      <text:p text:style-name="Preformatted_20_Text">}</text:p>
      <text:p text:style-name="P1"> </text:p>
      <text:p text:style-name="Text_20_body">Como se puede observar, esta función retorna un objeto de la clase Float. Este objeto es retornado para poder realizar encadenamiento de operadores, ej:</text:p>
      <text:p text:style-name="P1">F3+F2+10;</text:p>
      <text:p text:style-name="Text_20_body">De forma alternativa, podríamos haber implementado el código como:</text:p>
      <text:p text:style-name="Preformatted_20_Text">Float Float::operator+(const Float &amp; F)</text:p>
      <text:p text:style-name="Preformatted_20_Text">{</text:p>
      <text:p text:style-name="Preformatted_20_Text">return Float(_fvalue+F._fvalue);</text:p>
      <text:p text:style-name="Preformatted_20_Text">}</text:p>
      <text:p text:style-name="Preformatted_20_Text"> </text:p>
      <text:p text:style-name="P1"> </text:p>
      <text:p text:style-name="Text_20_body"><text:line-break/>A este tipo de declaración se le denomina implícita. Como se puede ver, se esta creando un objeto de tipo Float (invocando al constructor), pero no se esta usando ninguna variable para guardarlo. Esto se suele hacer para estos casos en que no se va a hacer uso de la variable. Sin embargo, el código anterior equivalente a:</text:p>
      <text:p text:style-name="Preformatted_20_Text">Float Float::operator+(const Float &amp; F)</text:p>
      <text:p text:style-name="Preformatted_20_Text">{</text:p>
      <text:p text:style-name="Preformatted_20_Text">Float aux(_fvalue-F._fvalue)</text:p>
      <text:p text:style-name="Preformatted_20_Text">return aux;</text:p>
      <text:p text:style-name="P1">}</text:p>
      <text:p text:style-name="Text_20_body"><text:line-break/>La única diferencia es que estamos escribiendo menos código.</text:p>
      <text:h text:style-name="Heading_20_3" text:outline-level="3" text:is-list-header="true"><text:bookmark text:name="tocPractica23"/>1.1 Ejercicio</text:h>
      <text:p text:style-name="Text_20_body"><text:line-break/>Implemente más operadores para la clase Float. En este caso, solo se indicará la declaración que deberá estar en el .h y usted tendrá que crear la implementación en el .cpp</text:p>
      <text:p text:style-name="Preformatted_20_Text">/** Addition operator</text:p>
      <text:p text:style-name="Preformatted_20_Text">*/</text:p>
      <text:p text:style-name="Preformatted_20_Text">Float operator+(float f);</text:p>
      <text:p text:style-name="Preformatted_20_Text">/** Substraction operator</text:p>
      <text:p text:style-name="Preformatted_20_Text">*/</text:p>
      <text:p text:style-name="Preformatted_20_Text">Float operator-(const Float &amp; F);</text:p>
      <text:p text:style-name="Preformatted_20_Text"> </text:p>
      <text:p text:style-name="Preformatted_20_Text">/** Substraction operator</text:p>
      <text:p text:style-name="Preformatted_20_Text">*/</text:p>
      <text:p text:style-name="Preformatted_20_Text">Float operator-(float f);</text:p>
      <text:p text:style-name="Preformatted_20_Text"> </text:p>
      <text:p text:style-name="Preformatted_20_Text">/** Multiplication operator</text:p>
      <text:p text:style-name="Preformatted_20_Text">*/</text:p>
      <text:p text:style-name="Preformatted_20_Text">Float operator*(const Float &amp; F);</text:p>
      <text:p text:style-name="Preformatted_20_Text"> </text:p>
      <text:p text:style-name="Preformatted_20_Text">/** Multiplication operator</text:p>
      <text:p text:style-name="Preformatted_20_Text">*/</text:p>
      <text:p text:style-name="Preformatted_20_Text">Float operator*(float f);</text:p>
      <text:p text:style-name="Preformatted_20_Text"> </text:p>
      <text:p text:style-name="Preformatted_20_Text">/** Division operator</text:p>
      <text:p text:style-name="Preformatted_20_Text">*/</text:p>
      <text:p text:style-name="Preformatted_20_Text">Float operator/(const Float &amp; F);</text:p>
      <text:p text:style-name="Preformatted_20_Text"> </text:p>
      <text:p text:style-name="Preformatted_20_Text">/** Division operator</text:p>
      <text:p text:style-name="Preformatted_20_Text">*/</text:p>
      <text:p text:style-name="Preformatted_20_Text">Float operator/(float f);</text:p>
      <text:p text:style-name="P1"> </text:p>
      <text:p text:style-name="Text_20_body"/>
      <text:h text:style-name="Heading_20_2" text:outline-level="2" text:is-list-header="true"><text:bookmark text:name="tocPractica24"/>2. Operadores de comparación</text:h>
      <text:p text:style-name="Text_20_body"><text:line-break/>Los operadores de comparación son extremadamente útiles y también pueden ser sobrecargados. Veamos un ejemplo con el operador &lt;.<text:line-break/><text:line-break/>En el float.h</text:p>
      <text:p text:style-name="Preformatted_20_Text">/** less operator</text:p>
      <text:p text:style-name="Preformatted_20_Text">*/</text:p>
      <text:p text:style-name="Preformatted_20_Text">bool operator&lt;(const Float &amp; F);</text:p>
      <text:p text:style-name="Preformatted_20_Text"> </text:p>
      <text:p text:style-name="P1"> </text:p>
      <text:p text:style-name="Text_20_body">En el float.cpp</text:p>
      <text:p text:style-name="Preformatted_20_Text">bool Float::operator&lt;(const Float &amp; F)</text:p>
      <text:p text:style-name="Preformatted_20_Text">{</text:p>
      <text:p text:style-name="Preformatted_20_Text">return _fvalue &lt; F._fvalue;</text:p>
      <text:p text:style-name="Preformatted_20_Text">}</text:p>
      <text:p text:style-name="P1"> </text:p>
      <text:p text:style-name="Text_20_body"><text:line-break/>Aquí nos encontramos algo nuevo, el tipo de datos bool. Este tipo de datos es nuevo de C++ y sirve para identificar una variable booleana. Por tanto, solo puede tener dos valores true o false. Veamos un pequeño ejemplo:</text:p>
      <text:p text:style-name="Preformatted_20_Text">int main()</text:p>
      <text:p text:style-name="Preformatted_20_Text">{</text:p>
      <text:p text:style-name="Preformatted_20_Text">bool myBolean=false;</text:p>
      <text:p text:style-name="Preformatted_20_Text">if ( myBolean) cout&lt;&lt;”Is false”&lt;&lt;endl;</text:p>
      <text:p text:style-name="Preformatted_20_Text">if (! myBolean)cout&lt;&lt;”Is false”&lt;&lt;endl;</text:p>
      <text:p text:style-name="Preformatted_20_Text">}</text:p>
      <text:p text:style-name="P1"> </text:p>
      <text:p text:style-name="Text_20_body">En el caso que nos ocupa, el operador de comparación, el resultado es un booleano que indica si la comparación es verdadera o falsa.</text:p>
      <text:h text:style-name="Heading_20_3" text:outline-level="3" text:is-list-header="true"><text:bookmark text:name="tocPractica25"/>2.1 Ejercicios</text:h>
      <text:p text:style-name="Text_20_body"><text:line-break/>a) Implemente los siguientes operadores</text:p>
      <text:p text:style-name="Preformatted_20_Text">/**less-equal operator</text:p>
      <text:p text:style-name="Preformatted_20_Text">*/</text:p>
      <text:p text:style-name="Preformatted_20_Text">bool operator&lt;=(const Float &amp; F);</text:p>
      <text:p text:style-name="Preformatted_20_Text"> </text:p>
      <text:p text:style-name="Preformatted_20_Text">/**greater operator</text:p>
      <text:p text:style-name="Preformatted_20_Text">*/</text:p>
      <text:p text:style-name="Preformatted_20_Text">bool operator&gt;(const Float &amp; F);</text:p>
      <text:p text:style-name="Preformatted_20_Text"> </text:p>
      <text:p text:style-name="Preformatted_20_Text">/**greater-equal operator</text:p>
      <text:p text:style-name="Preformatted_20_Text">*/</text:p>
      <text:p text:style-name="Preformatted_20_Text">bool operator&gt;=(const Float &amp; F);</text:p>
      <text:p text:style-name="Preformatted_20_Text"> </text:p>
      <text:p text:style-name="Preformatted_20_Text">/**equal operator</text:p>
      <text:p text:style-name="Preformatted_20_Text">*/</text:p>
      <text:p text:style-name="Preformatted_20_Text">bool operator==(const Float &amp; F);</text:p>
      <text:p text:style-name="Preformatted_20_Text"> </text:p>
      <text:p text:style-name="Preformatted_20_Text">/**not equal operator</text:p>
      <text:p text:style-name="Preformatted_20_Text">*/</text:p>
      <text:p text:style-name="P1">bool operator!=(const Float &amp; F);</text:p>
      <text:p text:style-name="Text_20_body"><text:line-break/><text:line-break/>b) Ahora implemente de nuevo estos operadores pero recibiendo como parámetro un flotante (float) en lugar de un objeto de la clase Float.<text:line-break/><text:line-break/></text:p>
      <text:h text:style-name="Heading_20_2" text:outline-level="2" text:is-list-header="true"><text:bookmark text:name="tocPractica26"/>3. Operadores Unarios</text:h>
      <text:p text:style-name="Text_20_body"><text:line-break/>Los operadores unarios son de gran utilidad en la programación en C++. También es posible implementarlos. En float.h</text:p>
      <text:p text:style-name="Preformatted_20_Text">/**Increment operator</text:p>
      <text:p text:style-name="Preformatted_20_Text">*/</text:p>
      <text:p text:style-name="Preformatted_20_Text">void operator++(int);</text:p>
      <text:p text:style-name="Preformatted_20_Text"> </text:p>
      <text:p text:style-name="Preformatted_20_Text">/**Decrement operator</text:p>
      <text:p text:style-name="Preformatted_20_Text">*/</text:p>
      <text:p text:style-name="Preformatted_20_Text">void operator--(int);</text:p>
      <text:p text:style-name="P1"> </text:p>
      <text:p text:style-name="Text_20_body"><text:line-break/>El caso es que estos operadores reciben como argumento un entero, que no se suele usar.<text:line-break/><text:line-break/>En .cpp</text:p>
      <text:p text:style-name="Preformatted_20_Text">////////////////////////////</text:p>
      <text:p text:style-name="Preformatted_20_Text">//</text:p>
      <text:p text:style-name="Preformatted_20_Text">////////////////////////////</text:p>
      <text:p text:style-name="Preformatted_20_Text">void Float::operator++(int)</text:p>
      <text:p text:style-name="Preformatted_20_Text">{</text:p>
      <text:p text:style-name="Preformatted_20_Text">_fvalue++;</text:p>
      <text:p text:style-name="Preformatted_20_Text">}</text:p>
      <text:p text:style-name="Preformatted_20_Text"> </text:p>
      <text:p text:style-name="Preformatted_20_Text">////////////////////////////</text:p>
      <text:p text:style-name="Preformatted_20_Text">//</text:p>
      <text:p text:style-name="Preformatted_20_Text">////////////////////////////</text:p>
      <text:p text:style-name="Preformatted_20_Text">void Float::operator--(int)</text:p>
      <text:p text:style-name="Preformatted_20_Text">{</text:p>
      <text:p text:style-name="Preformatted_20_Text">_fvalue--;</text:p>
      <text:p text:style-name="Preformatted_20_Text">}</text:p>
      <text:p text:style-name="P1"> </text:p>
      <text:p text:style-name="Text_20_body"/>
      <text:h text:style-name="Heading_20_2" text:outline-level="2" text:is-list-header="true"><text:bookmark text:name="tocPractica27"/>4. Corrección del trabajo</text:h>
      <text:p text:style-name="Text_20_body"><text:line-break/>En esta sección vamos a comprobar que los ejercicios se han realizado correctamente. Para ello, deberemos usar el siguiente programa de prueba. Usted deberá copiar el siguiente código en el fichero pruebafloat.cpp y modificar el makefile para que permita compilarlo.<text:line-break/><text:line-break/><text:line-break/>Fichero pruebafloat.cpp</text:p>
      <text:p text:style-name="Preformatted_20_Text">#include &lt;float.h&gt;</text:p>
      <text:p text:style-name="Preformatted_20_Text">#include &lt;iostream&gt;</text:p>
      <text:p text:style-name="Preformatted_20_Text">#include &lt;cassert&gt;</text:p>
      <text:p text:style-name="Preformatted_20_Text">using namespace std;</text:p>
      <text:p text:style-name="Preformatted_20_Text">using namespace values;</text:p>
      <text:p text:style-name="Preformatted_20_Text">int main(int argc,char *argv)</text:p>
      <text:p text:style-name="Preformatted_20_Text">{</text:p>
      <text:p text:style-name="Preformatted_20_Text">Float F(10);</text:p>
      <text:p text:style-name="Preformatted_20_Text">Float F2=F;</text:p>
      <text:p text:style-name="Preformatted_20_Text">assert(F2==F);</text:p>
      <text:p text:style-name="Preformatted_20_Text">Float F3=F=10;</text:p>
      <text:p text:style-name="Preformatted_20_Text">//La funcion assert, comprueba que la evaluacion sea true.</text:p>
      <text:p text:style-name="Preformatted_20_Text">//En caso de que sea false, para el programa en y nos lo indica</text:p>
      <text:p text:style-name="Preformatted_20_Text">assert(F3==10);</text:p>
      <text:p text:style-name="Preformatted_20_Text">assert(F3==F);</text:p>
      <text:p text:style-name="Preformatted_20_Text">assert(!(F3&gt;F));</text:p>
      <text:p text:style-name="Preformatted_20_Text">F3=10;</text:p>
      <text:p text:style-name="Preformatted_20_Text">F=1;</text:p>
      <text:p text:style-name="Preformatted_20_Text">assert(F3&gt;=F);</text:p>
      <text:p text:style-name="Preformatted_20_Text">assert(F3!=F);</text:p>
      <text:p text:style-name="Preformatted_20_Text">F2=1;</text:p>
      <text:p text:style-name="Preformatted_20_Text">F=F2*10;</text:p>
      <text:p text:style-name="Preformatted_20_Text">assert(F==10);</text:p>
      <text:p text:style-name="Preformatted_20_Text">F=F2/10.;</text:p>
      <text:p text:style-name="Preformatted_20_Text">assert(F==0.1);</text:p>
      <text:p text:style-name="Preformatted_20_Text">F2=10;</text:p>
      <text:p text:style-name="Preformatted_20_Text">F=F2+10+10;</text:p>
      <text:p text:style-name="Preformatted_20_Text">assert(F==30);</text:p>
      <text:p text:style-name="Preformatted_20_Text">assert(F&gt;10);</text:p>
      <text:p text:style-name="Preformatted_20_Text">assert(F&gt;=30);</text:p>
      <text:p text:style-name="Preformatted_20_Text">assert(F&lt;=30);</text:p>
      <text:p text:style-name="Preformatted_20_Text">assert(F&lt;50);</text:p>
      <text:p text:style-name="Preformatted_20_Text">assert(F!=20);</text:p>
      <text:p text:style-name="Preformatted_20_Text">F++;</text:p>
      <text:p text:style-name="Preformatted_20_Text">F--;</text:p>
      <text:p text:style-name="Preformatted_20_Text">assert(F==30);</text:p>
      <text:p text:style-name="Preformatted_20_Text">cout&lt;&lt;"Perfect"&lt;&lt;endl;</text:p>
      <text:p text:style-name="P1">}</text:p>
      <text:p text:style-name="Text_20_body"><text:line-break/>El programa realiza una prueba de todos los elementos que hemos creado.<text:line-break/></text:p>
      <text:h text:style-name="Heading_20_3" text:outline-level="3" text:is-list-header="true"><text:bookmark text:name="tocPractica28"/>1.4.1 Algo más sobre el makefile</text:h>
      <text:p text:style-name="Text_20_body"><text:line-break/>En el makefile es posible tener varios objetivos de compilación y seleccionar cuál de ellos usar. Veamos un ejemplo de makefile:</text:p>
      <text:p text:style-name="Preformatted_20_Text">all:float</text:p>
      <text:p text:style-name="Preformatted_20_Text">float:float.cpp main.cpp</text:p>
      <text:p text:style-name="Preformatted_20_Text"><text:s text:c="4"/>g++ -I. float.cpp main.cpp -o float</text:p>
      <text:p text:style-name="Preformatted_20_Text">prueba: float.cpp pruebafloat.cpp</text:p>
      <text:p text:style-name="Preformatted_20_Text"><text:s text:c="4"/>g++ -I. pruebafloat.cpp float.cpp -o pruebafloat</text:p>
      <text:p text:style-name="Preformatted_20_Text">clean:</text:p>
      <text:p text:style-name="Preformatted_20_Text"><text:s text:c="4"/>rm pruebafloat float *~ -f</text:p>
      <text:p text:style-name="P1"> </text:p>
      <text:p text:style-name="Text_20_body"><text:line-break/>En el makefile anterior, tenemos cuatro reglas de ejecucón: all, float, prueba y clean. La regla all es la regla por defecto. De tal forma que cuando hacemos make en la consola, se ejecuta la regla all. En este fichero, la regla all depende de que se cumpla la regla float, por tanto, el programa makefile se va a ejecutar la regla float. La regla float depende de los ficheros float.cpp y main.cpp. De esta forma, si alguno de los dos ficheros cambia, se ejecuta la regla de compilación. Por otro lado, tenemos la regla prueba. Para que se ejecute, tendremos que hacer en consola un make prueba. Finalmente, tenemos la regla clean que limpia el directorio. Para que se cumpla hay que indicar en consola make clean//.</text:p>
      <text:h text:style-name="Heading_20_2" text:outline-level="2" text:is-list-header="true"><text:bookmark text:name="tocPractica29"/>5. Ejercicios</text:h>
      <text:p text:style-name="Text_20_body"><text:line-break/>Implemente la clase Double (dentro del espacio de nombres values), con todas las funciones miembro indicadas (todos los operadores de la practica 1 y de e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Chicox</meta:initial-creator>
    <meta:creation-date>2007-10-31T11:41:33</meta:creation-date>
    <dc:creator>Chicox</dc:creator>
    <dc:date>2007-10-31T11:41:50</dc:date>
    <dc:language>es-ES</dc:language>
    <meta:editing-cycles>2</meta:editing-cycles>
    <meta:editing-duration>PT18S</meta:editing-duration>
    <meta:user-defined meta:name="Info 1"/>
    <meta:user-defined meta:name="Info 2"/>
    <meta:user-defined meta:name="Info 3"/>
    <meta:user-defined meta:name="Info 4"/>
    <meta:document-statistic meta:table-count="0" meta:image-count="0" meta:object-count="0" meta:page-count="5" meta:paragraph-count="185" meta:word-count="936" meta:character-count="5923"/>
  </office:meta>
</office:document-meta>
</file>